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5" style:family="paragraph" style:parent-style-name="Standard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WW-Body_20_Text_20_Indent_20_3">
      <style:text-properties style:font-name="Century Gothic1" fo:font-size="12pt" fo:font-weight="bold" style:font-size-asian="12pt" style:font-weight-asian="bold" style:font-size-complex="12pt"/>
    </style:style>
    <style:style style:name="P7" style:family="paragraph" style:parent-style-name="WW-Body_20_Text_20_Indent_20_3"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22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23" style:family="paragraph" style:parent-style-name="Standard">
      <style:paragraph-properties fo:margin-left="0.0189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25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28" style:family="paragraph" style:parent-style-name="Standard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</style:style>
    <style:style style:name="P30" style:family="paragraph" style:parent-style-name="Standard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31" style:family="paragraph" style:parent-style-name="Standard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3028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WW8Num15">
      <style:text-properties style:font-name="Century Gothic1" fo:font-size="12pt" fo:language="en" fo:country="US" style:font-size-asian="12pt" style:font-size-complex="12pt"/>
    </style:style>
    <style:style style:name="P37" style:family="paragraph" style:parent-style-name="Standard" style:list-style-name="WW8Num8">
      <style:text-properties style:font-name="Century Gothic1" fo:font-size="12pt" fo:language="en" fo:country="US" style:font-size-asian="12pt" style:font-size-complex="12pt"/>
    </style:style>
    <style:style style:name="P38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40" style:family="paragraph" style:parent-style-name="Standard" style:list-style-name="L5">
      <style:paragraph-properties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P42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  <style:text-properties style:font-name="Andale Mono"/>
    </style:style>
    <style:style style:name="P43" style:family="paragraph" style:parent-style-name="Standard" style:list-style-name="L6">
      <style:paragraph-properties>
        <style:tab-stops>
          <style:tab-stop style:position="-0.1457in"/>
          <style:tab-stop style:position="0.2709in"/>
        </style:tab-stops>
      </style:paragraph-properties>
    </style:style>
    <style:style style:name="P44" style:family="paragraph" style:parent-style-name="Standard" style:list-style-name="WW8Num28">
      <style:text-properties style:font-name="Century Gothic" fo:language="en" fo:country="US"/>
    </style:style>
    <style:style style:name="P45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307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48" style:family="paragraph" style:parent-style-name="Standard" style:list-style-name="L2">
      <style:paragraph-properties fo:margin-left="0.0189in" fo:margin-right="0in" fo:text-indent="0.2654in" style:auto-text-indent="false">
        <style:tab-stops>
          <style:tab-stop style:position="0.5492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/>
    </style:style>
    <style:style style:name="P50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5492in"/>
        </style:tab-stops>
      </style:paragraph-properties>
      <style:text-properties style:font-name="Century Gothic1" fo:font-weight="normal" style:font-weight-asian="normal" style:font-weight-complex="normal"/>
    </style:style>
    <style:style style:name="P52" style:family="paragraph" style:parent-style-name="Standard" style:list-style-name="L3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3" style:family="paragraph" style:parent-style-name="Standard" style:list-style-name="L4">
      <style:paragraph-properties fo:margin-left="0.2937in" fo:margin-right="0in" fo:text-indent="0in" style:auto-text-indent="false">
        <style:tab-stops>
          <style:tab-stop style:position="0.2744in"/>
        </style:tab-stops>
      </style:paragraph-properties>
      <style:text-properties style:font-name="Century Gothic1"/>
    </style:style>
    <style:style style:name="P54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margin-left="0.2602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6" style:family="paragraph" style:parent-style-name="Standard" style:list-style-name="L6">
      <style:paragraph-properties fo:margin-left="0.25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57" style:family="paragraph" style:parent-style-name="Standard" style:list-style-name="L6">
      <style:paragraph-properties fo:margin-left="0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style:font-size-asian="12pt" style:font-size-complex="12pt"/>
    </style:style>
    <style:style style:name="P58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1" fo:font-size="12pt" fo:language="en" fo:country="US" style:font-size-asian="12pt" style:font-size-complex="12pt"/>
    </style:style>
    <style:style style:name="P59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60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font-size="12pt" fo:language="en" fo:country="US" style:font-size-asian="12pt" style:font-size-complex="12pt"/>
    </style:style>
    <style:style style:name="P61" style:family="paragraph" style:parent-style-name="Standard" style:list-style-name="WW8Num2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font-name="Andale Mono" fo:font-size="12pt" fo:language="en" fo:country="US" style:font-size-asian="12pt" style:font-size-complex="12pt"/>
    </style:style>
    <style:style style:name="P62" style:family="paragraph" style:parent-style-name="Standard" style:list-style-name="L6">
      <style:paragraph-properties fo:margin-left="0.5in" fo:margin-right="0in" fo:text-indent="-0.25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P63" style:family="paragraph" style:parent-style-name="Standard" style:list-style-name="L7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7">
      <style:paragraph-properties fo:margin-left="0.2811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/>
    </style:style>
    <style:style style:name="P65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66" style:family="paragraph" style:parent-style-name="Standard" style:list-style-name="L9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fo:font-weight="normal" style:font-weight-asian="normal" style:font-weight-complex="normal"/>
    </style:style>
    <style:style style:name="P67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8">
      <style:paragraph-properties fo:margin-left="0.2917in" fo:margin-right="0in" fo:text-indent="0in" style:auto-text-indent="false">
        <style:tab-stops>
          <style:tab-stop style:position="-0.1457in"/>
          <style:tab-stop style:position="0.2709in"/>
        </style:tab-stops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69" style:family="paragraph" style:parent-style-name="WW-Body_20_Text_20_Indent_20_3" style:list-style-name="L1"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ndale Mono"/>
    </style:style>
    <style:style style:name="T2" style:family="text">
      <style:text-properties style:font-name="Andale Mono" fo:font-size="12pt" fo:language="en" fo:country="US" style:font-size-asian="12pt" style:font-size-complex="12pt"/>
    </style:style>
    <style:style style:name="T3" style:family="text">
      <style:text-properties style:font-name="Andale Mono" fo:font-size="12pt" fo:language="en" fo:country="US" style:font-size-asian="12pt" style:font-size-complex="12pt" style:font-weight-complex="bold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bold"/>
    </style:style>
    <style:style style:name="T6" style:family="text"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Century Gothic1" fo:font-size="12pt" fo:language="en" fo:country="US" style:font-size-asian="12pt" style:font-size-complex="12pt"/>
    </style:style>
    <style:style style:name="T8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style:font-name="Century Gothic1" fo:font-size="12pt" fo:language="en" fo:country="US" fo:font-weight="normal" style:font-size-asian="12pt" style:font-weight-asian="normal" style:font-size-complex="12pt" style:font-weight-complex="bold"/>
    </style:style>
    <style:style style:name="T10" style:family="text">
      <style:text-properties style:font-name="Century Gothic1" fo:font-weight="bold" style:font-weight-asian="bold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size="12pt" fo:language="en" fo:country="US" style:font-size-asian="12pt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en" fo:country="US" fo:font-weight="bold" style:font-size-asian="12pt" style:font-weight-asian="normal" style:font-size-complex="12pt" style:font-weight-complex="normal"/>
    </style:style>
    <style:style style:name="T1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ubject :</text:p>
      <text:list xml:id="list1842642917" text:style-name="L1">
        <text:list-item>
          <text:list>
            <text:list-item>
              <text:p text:style-name="P69">Anatomi Aplikasi Java</text:p>
            </text:list-item>
            <text:list-item>
              <text:p text:style-name="P69">Classpath</text:p>
            </text:list-item>
          </text:list>
        </text:list-item>
      </text:list>
      <text:p text:style-name="P7"/>
      <text:p text:style-name="P6">Objective :</text:p>
      <text:p text:style-name="P7"/>
      <text:list xml:id="list1253289206" text:style-name="WW8Num15">
        <text:list-item>
          <text:p text:style-name="P36">Memahami Anatomi Aplikasi Java :</text:p>
          <text:p text:style-name="P36">- Komentar pada code Java</text:p>
          <text:p text:style-name="P36">- Pendeﬁnisian Sebuah Class</text:p>
          <text:p text:style-name="P36">- Metoda main</text:p>
          <text:p text:style-name="P36">- Penggunaan class dan objek</text:p>
        </text:list-item>
      </text:list>
      <text:list xml:id="list1766297823" text:style-name="WW8Num8">
        <text:list-item>
          <text:p text:style-name="P37">Memahami Classpath</text:p>
        </text:list-item>
      </text:list>
      <text:p text:style-name="P4"/>
      <text:p text:style-name="P2"><text:span text:style-name="T17">Tugas praktikum :</text:span><text:line-break/></text:p>
      <text:p text:style-name="P9">Praktikum Anatomi Aplikasi Java.</text:p>
      <text:p text:style-name="P9"/>
      <text:p text:style-name="P9">Deklarasi Class</text:p>
      <text:p text:style-name="P9"><text:tab/>Cara Pertama :</text:p>
      <text:p text:style-name="P9"/>
      <text:list xml:id="list669408447" text:style-name="L2">
        <text:list-item>
          <text:list>
            <text:list-item>
              <text:p text:style-name="P45">Buatlah file Person.java</text:p>
            </text:list-item>
            <text:list-item>
              <text:p text:style-name="P46">Edit file Person.java dengan sintaks seperti berikut :</text:p>
              <text:p text:style-name="P47"><text:span text:style-name="T11"><text:line-break/> <text:tab/></text:span><text:span text:style-name="T2">public class Person { } </text:span></text:p>
              <text:p text:style-name="P48"/>
            </text:list-item>
            <text:list-item>
              <text:p text:style-name="P47"><text:span text:style-name="T11">Compile Person.java menggunakan java compiler (javac)<text:line-break/><text:line-break/><text:tab/></text:span><text:span text:style-name="T2">$ javac Person.java <text:line-break/> </text:span></text:p>
            </text:list-item>
            <text:list-item>
              <text:p text:style-name="P47"><text:span text:style-name="T11">Setelah proses kompilasi berhasil, lihat isi folder dengan <text:tab/>menggunakan <text:tab/>perintah </text:span><text:span text:style-name="T2">dir</text:span><text:span text:style-name="T11"> (windows) atau </text:span><text:span text:style-name="T2">ls</text:span><text:span text:style-name="T11"> (*nix). Terlihat bahwa class Person <text:tab/>dibuatkan satu buah file .class, dan nama dari file .class-nya sama persis <text:tab/>dengan nama class-nya. </text:span></text:p>
            </text:list-item>
          </text:list>
        </text:list-item>
      </text:list>
      <text:p text:style-name="P31"/>
      <text:p text:style-name="P22"><text:span text:style-name="T11"><text:tab/></text:span><text:span text:style-name="T13">Cara Kedua :</text:span></text:p>
      <text:p text:style-name="P23"/>
      <text:list xml:id="list835803631" text:style-name="L3">
        <text:list-item>
          <text:p text:style-name="P49"><text:span text:style-name="T14"><text:s/></text:span><text:span text:style-name="T15">Buatlah file Person.java</text:span></text:p>
        </text:list-item>
        <text:list-item>
          <text:p text:style-name="P50"><text:s/>Edit file Person dengan sintaks seperti berikut :</text:p>
          <text:p text:style-name="P51"><text:span text:style-name="T11"><text:line-break/> <text:s text:c="4"/></text:span><text:span text:style-name="T2">public class Person{} </text:span></text:p>
        </text:list-item>
      </text:list>
      <text:p text:style-name="P19"><text:tab/>class Person2{} </text:p>
      <text:p text:style-name="P19"><text:tab/>class Person3{} </text:p>
      <text:p text:style-name="P12"><text:span text:style-name="T2"><text:tab/>class Person4{} </text:span><text:span text:style-name="T11"><text:line-break/></text:span></text:p>
      <text:list xml:id="list793510468" text:continue-numbering="true" text:style-name="L3">
        <text:list-item>
          <text:p text:style-name="P52"><text:span text:style-name="T15">Compile Person.java menggunakan java compiler (javac)<text:line-break/><text:line-break/> <text:tab/> </text:span><text:span text:style-name="T4">$ javac Person.java </text:span></text:p>
        </text:list-item>
      </text:list>
      <text:p text:style-name="P26"/>
      <text:list xml:id="list563068050" text:style-name="L4">
        <text:list-item>
          <text:p text:style-name="P53"><text:soft-page-break/><text:span text:style-name="T15">Setelah proses kompilasi berhasil, lihat isi folder dengan menggunakan <text:tab/>perintah </text:span><text:span text:style-name="T4">dir</text:span><text:span text:style-name="T15"> (windows) atau </text:span><text:span text:style-name="T4">ls</text:span><text:span text:style-name="T15"> (*nix). Terlihat bahwa setiap class dibuatkan <text:tab/>satu buah file .class, dan nama dari file .class- nya sama persis dengan <text:tab/>nama class-nya. seperti di bawah ini :</text:span></text:p>
        </text:list-item>
      </text:list>
      <text:p text:style-name="P25"/>
      <text:p text:style-name="P24"><text:span text:style-name="T15"><text:tab/></text:span><text:span text:style-name="T4">Person.class </text:span></text:p>
      <text:p text:style-name="P26"><text:tab/>Person2.class </text:p>
      <text:p text:style-name="P26"><text:tab/>Person3.class </text:p>
      <text:p text:style-name="P26"><text:tab/>Person4.class <text:line-break/></text:p>
      <text:p text:style-name="P14"><text:span text:style-name="T15"><text:tab/><text:tab/></text:span><text:span text:style-name="T13">Cara Ketiga :</text:span></text:p>
      <text:p text:style-name="P32"/>
      <text:list xml:id="list1393382472" text:style-name="L5">
        <text:list-item>
          <text:p text:style-name="P38">Buatlah file Person.java</text:p>
        </text:list-item>
        <text:list-item>
          <text:p text:style-name="P39"><text:span text:style-name="T11">Edit file Person dengan sintaks seperti berikut :<text:line-break/><text:line-break/></text:span><text:span text:style-name="T2">public class Person{ </text:span></text:p>
          <text:list>
            <text:list-header>
              <text:p text:style-name="P40">private class Person2{} </text:p>
              <text:p text:style-name="P40">private static class Person3{} </text:p>
              <text:p text:style-name="P40">class Person4{} </text:p>
            </text:list-header>
          </text:list>
          <text:p text:style-name="P40">} <text:line-break/></text:p>
          <text:p text:style-name="P40"/>
        </text:list-item>
        <text:list-item>
          <text:p text:style-name="P39">Compile Person.java menggunakan java compiler (javac)<text:line-break/><text:span text:style-name="T11"><text:line-break/></text:span><text:span text:style-name="T2">$ javac Person.java <text:line-break/></text:span></text:p>
        </text:list-item>
        <text:list-item>
          <text:p text:style-name="P39"><text:span text:style-name="T11">Setelah proses kompilasi berhasil, lihat isi folder dengan menggunakan perintah </text:span><text:span text:style-name="T2">dir</text:span><text:span text:style-name="T11"> (windows) atau </text:span><text:span text:style-name="T2">ls</text:span><text:span text:style-name="T11"> (*nix). Terlihat bahwa setiap class dibuatkan satu buah file .class, nama file .class untuk inner class diawali dengan nama class di mana inner class berada kemudian ada tanda $ dan diakhiri dengan nama inner class-nya. seperti di bawah ini :<text:line-break/><text:line-break/></text:span><text:span text:style-name="T2">Person.class </text:span></text:p>
          <text:p text:style-name="P40">Person$Person2.class </text:p>
          <text:p text:style-name="P40">Person$Person3.class </text:p>
          <text:p text:style-name="P40">Person$Person4.class </text:p>
        </text:list-item>
      </text:list>
      <text:p text:style-name="P5"/>
      <text:p text:style-name="P1"><text:tab/>Cara keempat :<text:line-break/></text:p>
      <text:list xml:id="list245769330" text:style-name="L6">
        <text:list-item>
          <text:p text:style-name="P54">Buatlah file Person.java</text:p>
        </text:list-item>
        <text:list-item>
          <text:p text:style-name="P55"><text:span text:style-name="T15">Edit file Person dengan sintaks seperti berikut :<text:line-break/><text:line-break/><text:tab/></text:span><text:span text:style-name="T4">public class Person{ </text:span></text:p>
        </text:list-item>
      </text:list>
      <text:p text:style-name="P20"><text:tab/><text:tab/><text:tab/>private Runnable thread = new Runnable(){ </text:p>
      <text:p text:style-name="P28"><text:tab/><text:tab/><text:tab/>public void run(){ </text:p>
      <text:p text:style-name="P28"><text:tab/><text:tab/><text:tab/><text:tab/>System.out.println("HelloWorld from Thread"); </text:p>
      <text:p text:style-name="P28"><text:tab/><text:tab/><text:tab/>} </text:p>
      <text:p text:style-name="P28"><text:tab/><text:tab/> <text:s/>}; </text:p>
      <text:p text:style-name="P27"><text:span text:style-name="T4"><text:tab/>} </text:span><text:span text:style-name="T15"><text:line-break/></text:span><text:soft-page-break/></text:p>
      <text:list xml:id="list1676786122" text:continue-numbering="true" text:style-name="L6">
        <text:list-item>
          <text:p text:style-name="P55"><text:span text:style-name="T15">Compile Person.java menggunakan java compiler (javac)<text:line-break/></text:span><text:span text:style-name="T4"><text:line-break/><text:tab/><text:tab/>$ javac Person.java </text:span><text:span text:style-name="T15"><text:line-break/></text:span></text:p>
        </text:list-item>
        <text:list-item>
          <text:p text:style-name="P56">setelah kompilasi berhasil lihat isi dari direktori, akan ada dua buah file <text:tab/>class yaitu Person.class dan Person$1.class, nah class yang terakhir inilah <text:tab/>anonymous inner class. Kalau ada dua inner class atau lebih, penamaanya <text:tab/>menjadi Person$2.class, Person$3.class dan seterusnya. </text:p>
        </text:list-item>
      </text:list>
      <text:p text:style-name="P27"/>
      <text:p text:style-name="P15">Deklarasi Interface</text:p>
      <text:list xml:id="list1235535577" text:continue-numbering="true" text:style-name="L6">
        <text:list-item>
          <text:list>
            <text:list-item>
              <text:list>
                <text:list-item>
                  <text:list>
                    <text:list-header>
                      <text:p text:style-name="P57"/>
                    </text:list-header>
                    <text:list-item>
                      <text:p text:style-name="P62">Membuat class PersonDaoImpl yang mengimplementasikan interface PersonDao, di dalam interface PersonDao ada tiga buah method: save, delete dan getById , sehingga class PersonDaoImpl harus mengimplementasikan ketiga method ini. 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6"><text:tab/><text:tab/></text:span><text:span text:style-name="T5">public class Person{ </text:span></text:p>
      <text:list xml:id="list812998314" text:continue-numbering="true" text:style-name="L6">
        <text:list-item>
          <text:list>
            <text:list-item>
              <text:list>
                <text:list-item>
                  <text:list>
                    <text:list-header>
                      <text:p text:style-name="P41">private Long id; </text:p>
                      <text:p text:style-name="P41">private String nama; </text:p>
                      <text:p text:style-name="P41">public String getNama(){ </text:p>
                      <text:list>
                        <text:list-header>
                          <text:p text:style-name="P41">return nama; </text:p>
                        </text:list-header>
                      </text:list>
                      <text:p text:style-name="P41">} </text:p>
                      <text:p text:style-name="P41">public void setNama(String nm){ </text:p>
                      <text:list text:continue-numbering="true">
                        <text:list-header>
                          <text:p text:style-name="P41">nama = nm; </text:p>
                        </text:list-header>
                      </text:list>
                      <text:p text:style-name="P41">} </text:p>
                      <text:p text:style-name="P41">public Long getId(){ </text:p>
                      <text:list text:continue-numbering="true">
                        <text:list-header>
                          <text:p text:style-name="P41">return id; </text:p>
                        </text:list-header>
                      </text:list>
                      <text:p text:style-name="P41">} </text:p>
                      <text:p text:style-name="P41">public void setId(Long i){ </text:p>
                      <text:list text:continue-numbering="true">
                        <text:list-header>
                          <text:p text:style-name="P41">id = i; </text:p>
                        </text:list-header>
                      </text:list>
                    </text:list-header>
                  </text:list>
                  <text:p text:style-name="P41"><text:tab/>} </text:p>
                </text:list-item>
              </text:list>
            </text:list-item>
          </text:list>
        </text:list-item>
      </text:list>
      <text:p text:style-name="P3"><text:span text:style-name="T5"><text:tab/><text:tab/>} </text:span><text:span text:style-name="T16"><text:line-break/></text:span></text:p>
      <text:list xml:id="list1441221962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56"><text:span text:style-name="T16">setelah deklarasi method. Kalau method sudah diimplementasikan maka <text:tab/>setelah deklarasi method harus ada pasangan kurung kurawal buka tutup <text:tab/>({}) yang menandai blok kode yang akan dieksekusi kalau method tersebut <text:tab/>dipanggil. <text:line-break/><text:line-break/><text:tab/></text:span><text:span text:style-name="T5"> public interface PersonDao{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><text:tab/><text:tab/>void save(Person p); </text:p>
      <text:p text:style-name="P30"><text:tab/><text:tab/>void delete(Person p); </text:p>
      <text:p text:style-name="P30"><text:tab/><text:tab/>Person getById(Long id); </text:p>
      <text:p text:style-name="P29"><text:span text:style-name="T5"><text:tab/>} </text:span><text:span text:style-name="T9"><text:line-break/></text:span><text:span text:style-name="T9"><text:tab/></text:span></text:p>
      <text:p text:style-name="P11"><text:tab/>3. Class mengimplementasikan interface dengan menggunakan keyword <text:tab/><text:tab/><text:tab/>implements. Semua method dalam interface bersifat public sehingga <text:tab/><text:tab/><text:tab/><text:tab/>walaupun dalam deklarasi interface tidak ada public tetapi di class yang <text:tab/><text:tab/><text:tab/>mengimplementasikan interface harus meletakkan access identifers </text:p>
      <text:p text:style-name="P16"><text:soft-page-break/><text:span text:style-name="T9"><text:tab/><text:tab/>public pada deklarasi methodnya. <text:line-break/><text:line-break/><text:tab/></text:span><text:span text:style-name="T5"><text:tab/>public class PersonDaoImpl implements PersonDao{ </text:span></text:p>
      <text:p text:style-name="P21"><text:tab/><text:tab/><text:tab/>public void save(Person p){ </text:p>
      <text:p text:style-name="P21"><text:tab/><text:tab/><text:tab/><text:tab/>System.out.println("menyimpan Person"); </text:p>
      <text:p text:style-name="P21"><text:tab/><text:tab/><text:tab/>} </text:p>
      <text:p text:style-name="P21"><text:tab/><text:tab/><text:tab/>public void delete(Person p){ </text:p>
      <text:p text:style-name="P21"><text:tab/><text:tab/><text:tab/><text:tab/>System.out.println("menghapus person"); </text:p>
      <text:p text:style-name="P21"><text:tab/><text:tab/><text:tab/>} </text:p>
      <text:p text:style-name="P21"><text:tab/><text:tab/><text:tab/>public Person getById(Long id){ </text:p>
      <text:p text:style-name="P21"><text:tab/><text:tab/><text:tab/><text:tab/>Person p = new Person(); </text:p>
      <text:p text:style-name="P21"><text:tab/><text:tab/><text:tab/><text:tab/>p.setId(id); </text:p>
      <text:p text:style-name="P21"><text:tab/><text:tab/><text:tab/><text:tab/>p.setNama("abc"); </text:p>
      <text:p text:style-name="P21"><text:tab/><text:tab/><text:tab/><text:tab/>return p; </text:p>
      <text:p text:style-name="P21"><text:tab/><text:tab/><text:tab/>} </text:p>
      <text:p text:style-name="P16"><text:span text:style-name="T5"><text:tab/><text:tab/>} </text:span><text:span text:style-name="T9"><text:line-break/></text:span></text:p>
      <text:p text:style-name="P10">Class vs Object<text:line-break/></text:p>
      <text:list xml:id="list1711428699" text:style-name="L7">
        <text:list-item>
          <text:p text:style-name="P63">Buatlah file Person.java</text:p>
        </text:list-item>
        <text:list-item>
          <text:p text:style-name="P64"><text:span text:style-name="T15">Edit File Person dengan sintaks seperti ini :<text:line-break/><text:line-break/> <text:tab/></text:span><text:span text:style-name="T4">Person dadang = new Person(); </text:span><text:span text:style-name="T15"><text:line-break/></text:span></text:p>
        </text:list-item>
        <text:list-item>
          <text:p text:style-name="P63">Dua kata paling kiri adalah proses deklarasi sebuah object dengan tipe <text:tab/>Person, kemudian di sebelah kanan tanda sama dengan (=) terjadi proses <text:tab/>instansiasi object dari class Person menggunakan keyword new. Setiap kali <text:tab/>kita bertemu keyword new artinya hanya satu, yaitu instansiasi object dari <text:tab/>sebuah class. Keyword new secara detail dalam level yang paling bawah, <text:tab/>menyebabkan JVM akan membuat object di dalam memory. </text:p>
        </text:list-item>
      </text:list>
      <text:p text:style-name="P33"/>
      <text:p text:style-name="P10">Method</text:p>
      <text:p text:style-name="P10"/>
      <text:list xml:id="list1799466395" text:style-name="L8">
        <text:list-header>
          <text:p text:style-name="P65"><text:span text:style-name="T7">- <text:tab/></text:span><text:span text:style-name="T2">public void IniMethod(){<text:line-break/></text:span></text:p>
          <text:p text:style-name="P67"><text:s/><text:tab/>}</text:p>
          <text:p text:style-name="P68"/>
          <text:p text:style-name="P65"><text:span text:style-name="T7">-<text:tab/></text:span><text:span text:style-name="T2">public String getNama(){</text:span></text:p>
        </text:list-header>
      </text:list>
      <text:p text:style-name="P34"><text:tab/><text:tab/>return “dani”;</text:p>
      <text:p text:style-name="P34"><text:tab/>}</text:p>
      <text:p text:style-name="P35"/>
      <text:list xml:id="list1789325548" text:style-name="L9">
        <text:list-header>
          <text:p text:style-name="P66"><text:span text:style-name="T7">-<text:tab/></text:span><text:span text:style-name="T2">private void methodParam(String nama){<text:line-break/></text:span></text:p>
        </text:list-header>
      </text:list>
      <text:p text:style-name="P17"><text:span text:style-name="T2"><text:tab/><text:tab/> }</text:span><text:span text:style-name="T7"><text:line-break/></text:span><text:span text:style-name="T7"><text:line-break/><text:tab/>-<text:tab/></text:span><text:span text:style-name="T2">private int tambah(int a, int b){<text:line-break/><text:tab/><text:tab/><text:tab/>return a+b;<text:line-break/><text:tab/><text:tab/>}<text:line-break/><text:line-break/></text:span><text:soft-page-break/><text:span text:style-name="T6">Constructor</text:span><text:span text:style-name="T7"><text:line-break/><text:line-break/><text:tab/>- </text:span><text:span text:style-name="T2">public class Person{<text:line-break/><text:tab/><text:tab/><text:tab/>public Person(){<text:line-break/><text:tab/><text:tab/><text:tab/>}</text:span></text:p>
      <text:p text:style-name="P20"><text:tab/><text:tab/><text:tab/>public Person(String nama){<text:line-break/><text:tab/><text:tab/><text:tab/>}<text:line-break/><text:tab/><text:tab/><text:tab/>public Person(String nama, int 1){</text:p>
      <text:p text:style-name="P13"><text:span text:style-name="T2"><text:tab/><text:tab/><text:tab/>}<text:line-break/><text:tab/><text:tab/>}</text:span><text:span text:style-name="T11"><text:line-break/><text:line-break/><text:tab/>1. Cara pemanggilannya :<text:line-break/><text:line-break/><text:tab/><text:tab/><text:tab/>a. Constructor Pertama<text:line-break/><text:line-break/><text:tab/><text:tab/><text:tab/></text:span><text:span text:style-name="T2"><text:tab/>- Person p = new Person();</text:span><text:span text:style-name="T11"><text:line-break/><text:line-break/><text:tab/><text:tab/><text:tab/>b. Contructor Kedua<text:line-break/></text:span><text:span text:style-name="T2"><text:line-break/><text:tab/><text:tab/><text:tab/><text:tab/>- Person dadang = new Person(“dadang”);</text:span><text:span text:style-name="T11"><text:line-break/><text:line-break/><text:tab/><text:tab/><text:tab/>c. Constructor Ketiga<text:line-break/><text:line-break/><text:tab/><text:tab/><text:tab/></text:span><text:span text:style-name="T2"><text:tab/>- Person Jimmy = new Person(“Jimmy”,1);<text:line-break/></text:span><text:span text:style-name="T13"><text:line-break/>Property<text:line-break/><text:line-break/><text:tab/></text:span><text:span text:style-name="T11">- </text:span><text:span text:style-name="T13"><text:tab/></text:span><text:span text:style-name="T3">public class Person{ </text:span></text:p>
      <text:list xml:id="list928834068" text:continue-list="list1441221962" text:style-name="L6">
        <text:list-item>
          <text:list>
            <text:list-item>
              <text:list>
                <text:list-item>
                  <text:list>
                    <text:list-header>
                      <text:p text:style-name="P42"><text:span text:style-name="T16">private Long id; <text:tab/><text:tab/><text:tab/></text:span><text:span text:style-name="T8">→ (Property)</text:span></text:p>
                      <text:p text:style-name="P43"><text:span text:style-name="T5">private String nama; <text:tab/><text:tab/></text:span><text:span text:style-name="T8">→ (Property)</text:span></text:p>
                      <text:p text:style-name="P41">public String getNama(){ </text:p>
                      <text:list>
                        <text:list-header>
                          <text:p text:style-name="P41">return nama; </text:p>
                        </text:list-header>
                      </text:list>
                      <text:p text:style-name="P41">} </text:p>
                      <text:p text:style-name="P41">public void setNama(String nm){ </text:p>
                      <text:list text:continue-numbering="true">
                        <text:list-header>
                          <text:p text:style-name="P41">nama = nm; </text:p>
                        </text:list-header>
                      </text:list>
                      <text:p text:style-name="P41">} </text:p>
                      <text:p text:style-name="P41">public Long getId(){ </text:p>
                      <text:list text:continue-numbering="true">
                        <text:list-header>
                          <text:p text:style-name="P41">return id; </text:p>
                        </text:list-header>
                      </text:list>
                      <text:p text:style-name="P41">} </text:p>
                      <text:p text:style-name="P41">public void setId(Long i){ </text:p>
                      <text:list text:continue-numbering="true">
                        <text:list-header>
                          <text:p text:style-name="P41">id = i; </text:p>
                        </text:list-header>
                      </text:list>
                    </text:list-header>
                  </text:list>
                  <text:p text:style-name="P41"><text:tab/>} </text:p>
                </text:list-item>
              </text:list>
            </text:list-item>
          </text:list>
        </text:list-item>
      </text:list>
      <text:p text:style-name="P13"><text:span text:style-name="T3"><text:tab/><text:tab/>} <text:line-break/><text:line-break/></text:span><text:span text:style-name="T3"><text:line-break/></text:span><text:span text:style-name="T13">Konstanta</text:span><text:span text:style-name="T3"><text:line-break/><text:line-break/><text:tab/>- public class Constants{ </text:span></text:p>
      <text:p text:style-name="P21"><text:tab/><text:tab/><text:tab/>public static final Integer MAX_USER = 10; </text:p>
      <text:p text:style-name="P21"><text:soft-page-break/><text:tab/><text:tab/><text:tab/>public static final String APPLICATION_NAME = "POS"; </text:p>
      <text:p text:style-name="P21"><text:tab/><text:tab/><text:tab/>public static final String LAKI_LAKI = "L"; </text:p>
      <text:p text:style-name="P21"><text:tab/><text:tab/><text:tab/>public static final String PEREMPUAN = "P"; </text:p>
      <text:p text:style-name="P13"><text:span text:style-name="T3"><text:tab/><text:tab/>} <text:line-break/><text:line-break/></text:span><text:span text:style-name="T12"><text:tab/>1. Konstanta dalam java mempunyai aturan penamaan yang diterangkan <text:tab/><text:tab/><text:tab/>dalam Java Code Convention. Nama konstanta semuanya huruf besar dan <text:tab/><text:tab/><text:tab/>dipisahkan dengan underscore (_) kalau terdiri dari dua kata atau lebih. </text:span></text:p>
      <text:p text:style-name="P21"><text:line-break/><text:line-break/><text:span text:style-name="T10">Praktikum Classpath.</text:span></text:p>
      <text:list xml:id="list32595947" text:style-name="WW8Num28">
        <text:list-header>
          <text:p text:style-name="P44"/>
        </text:list-header>
        <text:list-item>
          <text:p text:style-name="P59">Buatlah folder.<text:line-break/>Misalnya : C:\praktikum\java\basic\classpath\</text:p>
        </text:list-item>
        <text:list-item>
          <text:p text:style-name="P60">Didalam folder classpath, buatlah file class.<text:line-break/>Misalnya : Belajar.java</text:p>
        </text:list-item>
        <text:list-item>
          <text:p text:style-name="P60">Edit file class yang sudah dibuat dengan sintaks seperti berikut :<text:line-break/> <text:span text:style-name="T1">package praktikum.java.basic.classpath;</text:span></text:p>
          <text:p text:style-name="P61"/>
          <text:p text:style-name="P61"><text:s/>public class Belajar{</text:p>
          <text:p text:style-name="P61"><text:tab/>private String nama;</text:p>
          <text:p text:style-name="P61"><text:tab/>public String getNama(){</text:p>
          <text:p text:style-name="P61"><text:tab/><text:tab/>return nama;</text:p>
          <text:p text:style-name="P61"><text:tab/>}</text:p>
          <text:p text:style-name="P61"><text:tab/>public void setNama(String nama){</text:p>
          <text:p text:style-name="P61"><text:tab/><text:tab/>this.nama = nama;</text:p>
          <text:p text:style-name="P61"><text:tab/>}</text:p>
          <text:p text:style-name="P61">}</text:p>
        </text:list-item>
        <text:list-item>
          <text:p text:style-name="P60">Compile class yang sudah di buat. Lakukan perintah seperti berikut :<text:line-break/><text:line-break/><text:tab/><text:span text:style-name="T1">$ javac Belajar.java</text:span><text:line-break/></text:p>
        </text:list-item>
        <text:list-item>
          <text:p text:style-name="P60">Masuk kedalam directory C:\</text:p>
        </text:list-item>
        <text:list-item>
          <text:p text:style-name="P60">Buatlah file praktikum.jar didalam directory <text:a xlink:type="simple" xlink:href="../../../../C:/">C:\</text:a>. Lakukan perintah seperti berikut :<text:line-break/><text:line-break/><text:tab/><text:span text:style-name="T1">$ jar cvf praktikum.jar praktikum\</text:span><text:line-break/></text:p>
        </text:list-item>
        <text:list-item>
          <text:p text:style-name="P60">Letakkan file .jar ke dalam directory C:\praktikum\</text:p>
        </text:list-item>
        <text:list-item>
          <text:p text:style-name="P60">Buatlah file class Main.java didalam folder praktikum</text:p>
        </text:list-item>
      </text:list>
      <text:p text:style-name="P8"/>
      <text:p text:style-name="P8"/>
      <text:p text:style-name="P8"/>
      <text:p text:style-name="P8"/>
      <text:p text:style-name="P8"/>
      <text:list xml:id="list681974776" text:continue-numbering="true" text:style-name="WW8Num28">
        <text:list-item>
          <text:p text:style-name="P60">Edit file class Main.java dengan sintaks seperti berikut :<text:line-break/><text:span text:style-name="T1">import praktikum.java.basic.classpath.Belajar; </text:span></text:p>
          <text:p text:style-name="P61">public class Main{ </text:p>
          <text:p text:style-name="P61"><text:tab/>public static void main(String[] args){ </text:p>
          <text:p text:style-name="P61"><text:soft-page-break/><text:tab/><text:tab/>Belajar p = new Belajar(); </text:p>
          <text:p text:style-name="P61"><text:tab/><text:tab/>p.setNama("ini nama belajar"); </text:p>
          <text:p text:style-name="P61"><text:tab/><text:tab/>System.out.println(p.getNama()); </text:p>
          <text:p text:style-name="P61"><text:tab/>} </text:p>
          <text:p text:style-name="P61">}</text:p>
        </text:list-item>
        <text:list-item>
          <text:p text:style-name="P58"><text:s/>Compile file class Main.java. Lakukan perintah seperti berikut :<text:line-break/><text:line-break/><text:tab/><text:span text:style-name="T1">$ javac -cp praktikum\praktikum.jar;. Main.java <text:line-break/></text:span></text:p>
        </text:list-item>
        <text:list-item>
          <text:p text:style-name="P58"><text:s/>Running file class Belajar.java. Lakukan perintah seperti berikut :<text:line-break/><text:line-break/> <text:tab/><text:span text:style-name="T1">$ java -cp praktikum\praktikum.jar;. Main</text:span></text:p>
        </text:list-item>
      </text:list>
      <text:p text:style-name="P1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style:font-name="Century Gothic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5z0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8z0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>
      <text:list-level-style-bullet text:level="1" text:style-name="WW8Num15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8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9T14:50:43</meta:creation-date>
    <dc:date>2011-09-20T08:35:54</dc:date>
    <dc:creator>izwan </dc:creator>
    <meta:editing-duration>PT03H00M16S</meta:editing-duration>
    <meta:editing-cycles>52</meta:editing-cycles>
    <meta:generator>OpenOffice.org/3.2$Linux OpenOffice.org_project/320m12$Build-9483</meta:generator>
    <meta:document-statistic meta:table-count="0" meta:image-count="0" meta:object-count="0" meta:page-count="7" meta:paragraph-count="155" meta:word-count="999" meta:character-count="7148"/>
  </office:meta>
</office:document-meta>
</file>